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0de969" officeooo:paragraph-rsid="000de969" style:font-size-asian="17.5pt" style:font-weight-asian="bold" style:font-size-complex="20pt" style:font-weight-complex="bold"/>
    </style:style>
    <style:style style:name="P2" style:family="paragraph" style:parent-style-name="Standard">
      <style:text-properties fo:font-size="14pt" fo:font-weight="bold" officeooo:rsid="000de969" officeooo:paragraph-rsid="000de969" style:font-size-asian="12.25pt" style:font-weight-asian="bold" style:font-size-complex="14pt" style:font-weight-complex="bold"/>
    </style:style>
    <style:style style:name="P3" style:family="paragraph" style:parent-style-name="Standard">
      <style:text-properties fo:font-size="12pt" fo:font-weight="normal" officeooo:rsid="000de969" officeooo:paragraph-rsid="000de969" style:font-size-asian="10.5pt" style:font-weight-asian="normal" style:font-size-complex="12pt" style:font-weight-complex="normal"/>
    </style:style>
    <style:style style:name="P4" style:family="paragraph" style:parent-style-name="Standard">
      <style:text-properties officeooo:paragraph-rsid="000de969"/>
    </style:style>
    <style:style style:name="P5" style:family="paragraph" style:parent-style-name="Standard">
      <style:text-properties fo:font-size="12pt" fo:font-weight="normal" officeooo:rsid="000de969" officeooo:paragraph-rsid="000e9b67" style:font-size-asian="10.5pt" style:font-weight-asian="normal" style:font-size-complex="12pt" style:font-weight-complex="normal"/>
    </style:style>
    <style:style style:name="T1" style:family="text">
      <style:text-properties fo:color="#000000" loext:opacity="100%"/>
    </style:style>
    <style:style style:name="T2" style:family="text">
      <style:text-properties fo:color="#000000" loext:opacity="100%" fo:language="nl" fo:country="NL"/>
    </style:style>
    <style:style style:name="T3" style:family="text">
      <style:text-properties fo:color="#000000" loext:opacity="100%" fo:language="nl" fo:country="NL" fo:font-weight="bold" style:font-weight-asian="bold" style:font-weight-complex="bold"/>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style:font-size-asian="12pt" style:font-weight-asian="bold" style:font-weight-complex="bold"/>
    </style:style>
    <style:style style:name="T6" style:family="text">
      <style:text-properties fo:color="#000000" loext:opacity="100%" fo:font-size="14pt" fo:font-weight="bold" style:font-size-asian="14pt" style:font-weight-asian="bold" style:font-size-complex="14pt" style:font-weight-complex="bold"/>
    </style:style>
    <style:style style:name="T7" style:family="text">
      <style:text-properties fo:color="#000000" loext:opacity="100%" fo:font-size="14pt" fo:language="nl" fo:country="NL" fo:font-weight="bold" style:font-size-asian="14pt" style:font-weight-asian="bold" style:font-size-complex="14pt" style:font-weight-complex="bold"/>
    </style:style>
    <style:style style:name="T8" style:family="text">
      <style:text-properties fo:color="#000000" loext:opacity="100%" style:font-size-asian="12pt"/>
    </style:style>
    <style:style style:name="T9" style:family="text">
      <style:text-properties fo:font-size="14pt" fo:font-weight="bold" officeooo:rsid="000de969" style:font-size-asian="12.25pt" style:font-weight-asian="bold" style:font-size-complex="14pt" style:font-weight-complex="bold"/>
    </style:style>
    <style:style style:name="T10" style:family="text">
      <style:text-properties fo:font-size="14pt" fo:font-weight="bold" officeooo:rsid="000e9b67" style:font-size-asian="12.25pt" style:font-weight-asian="bold" style:font-size-complex="14pt" style:font-weight-complex="bold"/>
    </style:style>
    <style:style style:name="T11" style:family="text">
      <style:text-properties officeooo:rsid="000e9b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envattingen + vragen afstudeerpresentaties</text:p>
      <text:p text:style-name="P1"/>
      <text:p text:style-name="P4"><text:span text:style-name="T9">[insert presentation title here]</text:span><text:span text:style-name="T10">(niet genoteerd)</text:span><text:span text:style-name="T9"> - </text:span><text:span text:style-name="T6">Mavrianos S</text:span><text:span text:style-name="T7">teve</text:span><text:span text:style-name="T6">, Stylianos </text:span></text:p>
      <text:p text:style-name="P5"><text:span text:style-name="T8">Stylianos</text:span> heeft met behulp van machine learning een algoritme getraind om een frame van een bepaald enzym te kunnen classificeren als “actief” of “inactief”. Hij had hiervoor 165.001 frames aan data <text:span text:style-name="T11">voor zowel de actieve als inactieve staat</text:span>. Hij heeft er een ratio 1:100 uit gekozen met gelijke stapgrote voor een totaal aan 1.650 frames voor het trainen van het algoritme.</text:p>
      <text:p text:style-name="P3"/>
      <text:p text:style-name="P3">Uit elke frame heeft hij de 3d positie van de centrale C-atomen uit de backbone bepaald en deze waarde genormaliseerd tussen 0-255. Deze xyz waarden zijn toen gebruikt om elke C-atoom een kleur te geven door de xyz te gebruiken als rgb waarden.</text:p>
      <text:p text:style-name="P3"/>
      <text:p text:style-name="P3">Normaal wordt deze vector van kleuren omgezet tot een matrix. Hij vondt dat hierdoor waardevolle informatie verloren ging want de posities lagen te ver uit elkaar om infomatie te bevatten voor de kernels. Daarom heeft hij de vector behouden en meerdere vectoren (uit frames in volgorde) onder elkaar gezet, om zo een matrix te vormen die kon worden gebruikt bij image recognition.</text:p>
      <text:p text:style-name="P3"/>
      <text:p text:style-name="P3">Hij heeft een convolutional neural network gebruikt voor de image recognition, mede omdat dit de meest voor de hand liggende keuze is bij image recognition en omdat deze behandeld werd tijdens zijn opdracht.</text:p>
      <text:p text:style-name="P3"/>
      <text:p text:style-name="P3">De resultaten waren uitstekend. Welke methode hij heeft gebruikt voor het vallideren van de resultaten van zijn algoritme was weinig bekend, dus ik neem zelf aan dat de meest gebruikelijke methode van cross-validation is gebruikt.</text:p>
      <text:p text:style-name="P3"/>
      <text:p text:style-name="P3">De meeste vragen waren al gesteld en hij zat al in de problemen, dus ik wou zelf niet echt moeilijk gaan doen en heb hem gevraag hoe hij de C-atomen een kleur had kunnen geven. Antwoord staat in de samenvatting.</text:p>
      <text:p text:style-name="P3"/>
      <text:p text:style-name="P2">Creating a database from BTX production process data and analyzing the data using machine learning – Sara Mohammadkhani (Master DSLS BioBTX B.V.)</text:p>
      <text:p text:style-name="P3">Sara heeft haar afstudeeropdracht bij BioBTX B.V. gedaan, een bedrijf die zich bezig houdt met renewable en biobased aromatics. Hier wou zij een algoritme trainen met behulp van machine learning die van tevoren kan voorspellen of een experiment “reliable” gaat zijn of niet (wat dat precies inhoud is niet besproken). </text:p>
      <text:p text:style-name="P3"/>
      <text:p text:style-name="P3">Sara had hiervoor een dataset gekregen van uitgevoerde experimenten over de laatste 10 jaar. Hierin zat data over gebruikte chemicalien en in hoeverre het experiment succesvol was of niet. Haar opdracht hield voor een deel datacleaning in en een ander deel voor het trainen van een algoritme.</text:p>
      <text:p text:style-name="P3"/>
      <text:p text:style-name="P3">Voor het cleanen heeft ze veel samples verwijderd vanwege missing values. Een aantal categorien waren te klein dus die zijn samengevoegd. En missing values in de “betrouwbaarheid” dus onze classificatie attribuut zijn vervangen met “reliable” dus alle missing values zijn positief gemaakt. De reden hiervoor is de aanname dat als er iets mis zou zijn geweest met het experiment dan was dit wel aangegeven. Hoeveel missing values er waren wist ze niet. Maar de onbalans tussen “reliable” en “unreliable” was er groot. Ongeveer factor 10 meer “reliable”.</text:p>
      <text:p text:style-name="P3"/>
      <text:p text:style-name="P3">Sara heeft een tree getraind met machine learning om te kunnen voorspellen of een experiment wel of niet nut zou hebben. Ze had vooral veel problemen met overfitting, deze is zij tegen gegaan door <text:soft-page-break/>de boosting ensemble methode te gebruiken, zowel als early stopping op basis van de winst in de test data. Ze had het ook nog over pruning maar of dat gebruikt is was niet duidelijk. </text:p>
      <text:p text:style-name="P3"/>
      <text:p text:style-name="P3">Ik heb haar gevraagd naar het omzetten van de missing values naar “reliable”, Dave ging hier nog verder op 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2:37:56.430956775</meta:creation-date>
    <dc:date>2023-04-06T13:29:27.216890634</dc:date>
    <meta:editing-duration>PT1H18M</meta:editing-duration>
    <meta:editing-cycles>2</meta:editing-cycles>
    <meta:generator>LibreOffice/7.3.7.2$Linux_X86_64 LibreOffice_project/30$Build-2</meta:generator>
    <meta:document-statistic meta:table-count="0" meta:image-count="0" meta:object-count="0" meta:page-count="2" meta:paragraph-count="14" meta:word-count="580" meta:character-count="3565" meta:non-whitespace-character-count="2995"/>
  </office:meta>
</office:document-meta>
</file>